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VE.completed( FaultData faultData , Set &lt; CompensationHandler &gt; compensa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QUENCE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QUENC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CTIVE.ACTIVE( ActivityInfo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QUENCE.SEQUENCE( ActivityInfo self , ScopeFrame scopeFrame , LinkFrame link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.deadPathRemaining( List &lt; OActivity &gt; remain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TIVE.termin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CTIVE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CTIVE.failure( String reason , Elemen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CTIVE.cance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EQUENCE.SEQUENCE( ActivityInfo self , ScopeFrame scopeFrame , LinkFrame linkFrame , List &lt; OActivity &gt; remaining , Set &lt; CompensationHandler &gt; compens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TIVE.compensate( OScope scope , SynchChannel r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